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45">
            <text:p>1245</text:p>
          </table:table-cell>
          <table:table-cell office:value-type="string">
            <text:p>Uttoxeter</text:p>
          </table:table-cell>
          <table:table-cell office:value-type="string">
            <text:p>Diesel Line</text:p>
          </table:table-cell>
          <table:table-cell office:value-type="float" office:value="8">
            <text:p>8</text:p>
          </table:table-cell>
          <table:table-cell office:value-type="float" office:value="0.134991267748037">
            <text:p>0.13499126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55">
            <text:p>1255</text:p>
          </table:table-cell>
          <table:table-cell office:value-type="string">
            <text:p>Goodwood</text:p>
          </table:table-cell>
          <table:table-cell office:value-type="string">
            <text:p>West Byfleet</text:p>
          </table:table-cell>
          <table:table-cell office:value-type="float" office:value="15">
            <text:p>15</text:p>
          </table:table-cell>
          <table:table-cell office:value-type="float" office:value="0.0680627186786587">
            <text:p>0.0680627187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10">
            <text:p>1310</text:p>
          </table:table-cell>
          <table:table-cell office:value-type="string">
            <text:p>Newmarket</text:p>
          </table:table-cell>
          <table:table-cell office:value-type="string">
            <text:p>Hold A Dream</text:p>
          </table:table-cell>
          <table:table-cell office:value-type="float" office:value="15">
            <text:p>15</text:p>
          </table:table-cell>
          <table:table-cell office:value-type="float" office:value="0.0667946084395579">
            <text:p>0.06679460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20">
            <text:p>1320</text:p>
          </table:table-cell>
          <table:table-cell office:value-type="string">
            <text:p>Uttoxeter</text:p>
          </table:table-cell>
          <table:table-cell office:value-type="string">
            <text:p>Not At That Price</text:p>
          </table:table-cell>
          <table:table-cell office:value-type="float" office:value="7.5">
            <text:p>7.5</text:p>
          </table:table-cell>
          <table:table-cell office:value-type="float" office:value="0.137450641285955">
            <text:p>0.13745064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Evening Tess</text:p>
          </table:table-cell>
          <table:table-cell office:value-type="float" office:value="26">
            <text:p>26</text:p>
          </table:table-cell>
          <table:table-cell office:value-type="float" office:value="0.0394211883103612">
            <text:p>0.03942118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Saxon Cross</text:p>
          </table:table-cell>
          <table:table-cell office:value-type="float" office:value="41">
            <text:p>41</text:p>
          </table:table-cell>
          <table:table-cell office:value-type="float" office:value="0.0344883865306037">
            <text:p>0.03448838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Botanical</text:p>
          </table:table-cell>
          <table:table-cell office:value-type="float" office:value="8">
            <text:p>8</text:p>
          </table:table-cell>
          <table:table-cell office:value-type="float" office:value="0.133320687179584">
            <text:p>0.133320687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3.75">
            <text:p>3.75</text:p>
          </table:table-cell>
          <table:table-cell office:value-type="float" office:value="0.267828170499438">
            <text:p>0.26782817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Horantzau D'airy</text:p>
          </table:table-cell>
          <table:table-cell office:value-type="float" office:value="17">
            <text:p>17</text:p>
          </table:table-cell>
          <table:table-cell office:value-type="float" office:value="0.0589662264163721">
            <text:p>0.05896622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Aggagio</text:p>
          </table:table-cell>
          <table:table-cell office:value-type="float" office:value="10">
            <text:p>10</text:p>
          </table:table-cell>
          <table:table-cell office:value-type="float" office:value="0.105039609334163">
            <text:p>0.10503960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55">
            <text:p>1455</text:p>
          </table:table-cell>
          <table:table-cell office:value-type="string">
            <text:p>Newmarket</text:p>
          </table:table-cell>
          <table:table-cell office:value-type="string">
            <text:p>Frost At Dawn</text:p>
          </table:table-cell>
          <table:table-cell office:value-type="float" office:value="8">
            <text:p>8</text:p>
          </table:table-cell>
          <table:table-cell office:value-type="float" office:value="0.132248684697581">
            <text:p>0.13224868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Daily Present</text:p>
          </table:table-cell>
          <table:table-cell office:value-type="float" office:value="26">
            <text:p>26</text:p>
          </table:table-cell>
          <table:table-cell office:value-type="float" office:value="0.0386242103171836">
            <text:p>0.038624210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Ashdown Forest</text:p>
          </table:table-cell>
          <table:table-cell office:value-type="float" office:value="5">
            <text:p>5</text:p>
          </table:table-cell>
          <table:table-cell office:value-type="float" office:value="0.200873291522598">
            <text:p>0.200873291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Marbuzet</text:p>
          </table:table-cell>
          <table:table-cell office:value-type="float" office:value="9.5">
            <text:p>9.5</text:p>
          </table:table-cell>
          <table:table-cell office:value-type="float" office:value="0.123116611117433">
            <text:p>0.1231166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20">
            <text:p>1520</text:p>
          </table:table-cell>
          <table:table-cell office:value-type="string">
            <text:p>Goodwood</text:p>
          </table:table-cell>
          <table:table-cell office:value-type="string">
            <text:p>Spring Bloom</text:p>
          </table:table-cell>
          <table:table-cell office:value-type="float" office:value="9">
            <text:p>9</text:p>
          </table:table-cell>
          <table:table-cell office:value-type="float" office:value="0.119020883894462">
            <text:p>0.11902088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Oxagon</text:p>
          </table:table-cell>
          <table:table-cell office:value-type="float" office:value="11">
            <text:p>11</text:p>
          </table:table-cell>
          <table:table-cell office:value-type="float" office:value="0.0943918628667088">
            <text:p>0.094391862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50">
            <text:p>1550</text:p>
          </table:table-cell>
          <table:table-cell office:value-type="string">
            <text:p>Uttoxeter</text:p>
          </table:table-cell>
          <table:table-cell office:value-type="string">
            <text:p>Whatsupwithyou</text:p>
          </table:table-cell>
          <table:table-cell office:value-type="float" office:value="13">
            <text:p>13</text:p>
          </table:table-cell>
          <table:table-cell office:value-type="float" office:value="0.0773607068633252">
            <text:p>0.07736070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55">
            <text:p>1555</text:p>
          </table:table-cell>
          <table:table-cell office:value-type="string">
            <text:p>Thirsk</text:p>
          </table:table-cell>
          <table:table-cell office:value-type="string">
            <text:p>Kats Bob</text:p>
          </table:table-cell>
          <table:table-cell office:value-type="float" office:value="7.5">
            <text:p>7.5</text:p>
          </table:table-cell>
          <table:table-cell office:value-type="float" office:value="0.141170438283818">
            <text:p>0.141170438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Tatterstall</text:p>
          </table:table-cell>
          <table:table-cell office:value-type="float" office:value="8">
            <text:p>8</text:p>
          </table:table-cell>
          <table:table-cell office:value-type="float" office:value="0.13593833091577">
            <text:p>0.13593833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0">
            <text:p>1630</text:p>
          </table:table-cell>
          <table:table-cell office:value-type="string">
            <text:p>Goodwood</text:p>
          </table:table-cell>
          <table:table-cell office:value-type="string">
            <text:p>Akho Mezzna</text:p>
          </table:table-cell>
          <table:table-cell office:value-type="float" office:value="15">
            <text:p>15</text:p>
          </table:table-cell>
          <table:table-cell office:value-type="float" office:value="0.0736849747632109">
            <text:p>0.07368497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0">
            <text:p>1650</text:p>
          </table:table-cell>
          <table:table-cell office:value-type="string">
            <text:p>Uttoxeter</text:p>
          </table:table-cell>
          <table:table-cell office:value-type="string">
            <text:p>Nickelforce</text:p>
          </table:table-cell>
          <table:table-cell office:value-type="float" office:value="12">
            <text:p>12</text:p>
          </table:table-cell>
          <table:table-cell office:value-type="float" office:value="0.0894640171100492">
            <text:p>0.08946401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5">
            <text:p>1655</text:p>
          </table:table-cell>
          <table:table-cell office:value-type="string">
            <text:p>Punchestown</text:p>
          </table:table-cell>
          <table:table-cell office:value-type="string">
            <text:p>One Horse Town</text:p>
          </table:table-cell>
          <table:table-cell office:value-type="float" office:value="41">
            <text:p>41</text:p>
          </table:table-cell>
          <table:table-cell office:value-type="float" office:value="0.0335768944097327">
            <text:p>0.03357689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Rising Force</text:p>
          </table:table-cell>
          <table:table-cell office:value-type="float" office:value="8">
            <text:p>8</text:p>
          </table:table-cell>
          <table:table-cell office:value-type="float" office:value="0.128156652620624">
            <text:p>0.12815665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5">
            <text:p>1705</text:p>
          </table:table-cell>
          <table:table-cell office:value-type="string">
            <text:p>Goodwood</text:p>
          </table:table-cell>
          <table:table-cell office:value-type="string">
            <text:p>Shaman Champion</text:p>
          </table:table-cell>
          <table:table-cell office:value-type="float" office:value="6">
            <text:p>6</text:p>
          </table:table-cell>
          <table:table-cell office:value-type="float" office:value="0.169957726039731">
            <text:p>0.169957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My Ballyquinn</text:p>
          </table:table-cell>
          <table:table-cell office:value-type="float" office:value="4.5">
            <text:p>4.5</text:p>
          </table:table-cell>
          <table:table-cell office:value-type="float" office:value="0.238667114132636">
            <text:p>0.23866711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plash</text:p>
          </table:table-cell>
          <table:table-cell office:value-type="float" office:value="15">
            <text:p>15</text:p>
          </table:table-cell>
          <table:table-cell office:value-type="float" office:value="0.0695116062570793">
            <text:p>0.06951160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30">
            <text:p>1730</text:p>
          </table:table-cell>
          <table:table-cell office:value-type="string">
            <text:p>Punchestown</text:p>
          </table:table-cell>
          <table:table-cell office:value-type="string">
            <text:p>Thisistheway</text:p>
          </table:table-cell>
          <table:table-cell office:value-type="float" office:value="21">
            <text:p>21</text:p>
          </table:table-cell>
          <table:table-cell office:value-type="float" office:value="0.0486943592506285">
            <text:p>0.048694359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Rocket Boots</text:p>
          </table:table-cell>
          <table:table-cell office:value-type="float" office:value="6">
            <text:p>6</text:p>
          </table:table-cell>
          <table:table-cell office:value-type="float" office:value="0.17319271833322">
            <text:p>0.17319271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5">
            <text:p>1755</text:p>
          </table:table-cell>
          <table:table-cell office:value-type="string">
            <text:p>Newmarket</text:p>
          </table:table-cell>
          <table:table-cell office:value-type="string">
            <text:p>Classic Encounter</text:p>
          </table:table-cell>
          <table:table-cell office:value-type="float" office:value="7.5">
            <text:p>7.5</text:p>
          </table:table-cell>
          <table:table-cell office:value-type="float" office:value="0.137733436940987">
            <text:p>0.13773343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815">
            <text:p>1815</text:p>
          </table:table-cell>
          <table:table-cell office:value-type="string">
            <text:p>Hexham</text:p>
          </table:table-cell>
          <table:table-cell office:value-type="string">
            <text:p>Moonshine Man</text:p>
          </table:table-cell>
          <table:table-cell office:value-type="float" office:value="7">
            <text:p>7</text:p>
          </table:table-cell>
          <table:table-cell office:value-type="float" office:value="0.150097698642513">
            <text:p>0.150097698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902">
            <text:p>1902</text:p>
          </table:table-cell>
          <table:table-cell office:value-type="string">
            <text:p>Doncaster</text:p>
          </table:table-cell>
          <table:table-cell office:value-type="string">
            <text:p>Saratoga Gold</text:p>
          </table:table-cell>
          <table:table-cell office:value-type="float" office:value="8">
            <text:p>8</text:p>
          </table:table-cell>
          <table:table-cell office:value-type="float" office:value="0.130754991564123">
            <text:p>0.13075499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932">
            <text:p>1932</text:p>
          </table:table-cell>
          <table:table-cell office:value-type="string">
            <text:p>Doncaster</text:p>
          </table:table-cell>
          <table:table-cell office:value-type="string">
            <text:p>Caitlin G</text:p>
          </table:table-cell>
          <table:table-cell office:value-type="float" office:value="7.5">
            <text:p>7.5</text:p>
          </table:table-cell>
          <table:table-cell office:value-type="float" office:value="0.141136057597077">
            <text:p>0.141136057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2002">
            <text:p>2002</text:p>
          </table:table-cell>
          <table:table-cell office:value-type="string">
            <text:p>Doncaster</text:p>
          </table:table-cell>
          <table:table-cell office:value-type="string">
            <text:p>Lumenbourg</text:p>
          </table:table-cell>
          <table:table-cell office:value-type="float" office:value="8">
            <text:p>8</text:p>
          </table:table-cell>
          <table:table-cell office:value-type="float" office:value="0.138610642726825">
            <text:p>0.13861064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3.75">
            <text:p>3.75</text:p>
          </table:table-cell>
          <table:table-cell office:value-type="float" office:value="0.267828170499438">
            <text:p>0.26782817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3.75">
            <text:p>3.75</text:p>
          </table:table-cell>
          <table:table-cell office:value-type="float" office:value="0.267828170499438">
            <text:p>0.26782817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Lyneham</text:p>
          </table:table-cell>
          <table:table-cell office:value-type="float" office:value="7.5">
            <text:p>7.5</text:p>
          </table:table-cell>
          <table:table-cell office:value-type="float" office:value="0.1344572042555">
            <text:p>0.134457204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Archers Bay</text:p>
          </table:table-cell>
          <table:table-cell office:value-type="float" office:value="13">
            <text:p>13</text:p>
          </table:table-cell>
          <table:table-cell office:value-type="float" office:value="0.082230595958146">
            <text:p>0.0822305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Beylerbeyi</text:p>
          </table:table-cell>
          <table:table-cell office:value-type="float" office:value="12">
            <text:p>12</text:p>
          </table:table-cell>
          <table:table-cell office:value-type="float" office:value="0.0835340346923488">
            <text:p>0.083534034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0">
            <text:p>1510</text:p>
          </table:table-cell>
          <table:table-cell office:value-type="string">
            <text:p>Ascot</text:p>
          </table:table-cell>
          <table:table-cell office:value-type="string">
            <text:p>Midnight Tango</text:p>
          </table:table-cell>
          <table:table-cell office:value-type="float" office:value="51">
            <text:p>51</text:p>
          </table:table-cell>
          <table:table-cell office:value-type="float" office:value="0.0310416635989057">
            <text:p>0.03104166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5">
            <text:p>1515</text:p>
          </table:table-cell>
          <table:table-cell office:value-type="string">
            <text:p>Goodwood</text:p>
          </table:table-cell>
          <table:table-cell office:value-type="string">
            <text:p>Democracy Dilemma</text:p>
          </table:table-cell>
          <table:table-cell office:value-type="float" office:value="10">
            <text:p>10</text:p>
          </table:table-cell>
          <table:table-cell office:value-type="float" office:value="0.101421563094477">
            <text:p>0.10142156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Lion's Pride</text:p>
          </table:table-cell>
          <table:table-cell office:value-type="float" office:value="5">
            <text:p>5</text:p>
          </table:table-cell>
          <table:table-cell office:value-type="float" office:value="0.210084355819506">
            <text:p>0.2100843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Santorini Star</text:p>
          </table:table-cell>
          <table:table-cell office:value-type="float" office:value="6.5">
            <text:p>6.5</text:p>
          </table:table-cell>
          <table:table-cell office:value-type="float" office:value="0.156017510405715">
            <text:p>0.15601751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Hearts And Spades</text:p>
          </table:table-cell>
          <table:table-cell office:value-type="float" office:value="2">
            <text:p>2</text:p>
          </table:table-cell>
          <table:table-cell office:value-type="float" office:value="0.512524447000054">
            <text:p>0.5125244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5">
            <text:p>1545</text:p>
          </table:table-cell>
          <table:table-cell office:value-type="string">
            <text:p>Ascot</text:p>
          </table:table-cell>
          <table:table-cell office:value-type="string">
            <text:p>Rashabar</text:p>
          </table:table-cell>
          <table:table-cell office:value-type="float" office:value="6.5">
            <text:p>6.5</text:p>
          </table:table-cell>
          <table:table-cell office:value-type="float" office:value="0.164556631909778">
            <text:p>0.16455663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50">
            <text:p>1550</text:p>
          </table:table-cell>
          <table:table-cell office:value-type="string">
            <text:p>Goodwood</text:p>
          </table:table-cell>
          <table:table-cell office:value-type="string">
            <text:p>Crystal Flyer</text:p>
          </table:table-cell>
          <table:table-cell office:value-type="float" office:value="34">
            <text:p>34</text:p>
          </table:table-cell>
          <table:table-cell office:value-type="float" office:value="0.0346353004479231">
            <text:p>0.034635300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05">
            <text:p>1605</text:p>
          </table:table-cell>
          <table:table-cell office:value-type="string">
            <text:p>Newmarket</text:p>
          </table:table-cell>
          <table:table-cell office:value-type="string">
            <text:p>Billyjoh</text:p>
          </table:table-cell>
          <table:table-cell office:value-type="float" office:value="11">
            <text:p>11</text:p>
          </table:table-cell>
          <table:table-cell office:value-type="float" office:value="0.0997338496126508">
            <text:p>0.0997338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Jel Pepper</text:p>
          </table:table-cell>
          <table:table-cell office:value-type="float" office:value="8">
            <text:p>8</text:p>
          </table:table-cell>
          <table:table-cell office:value-type="float" office:value="0.13846306943155">
            <text:p>0.1384630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26">
            <text:p>26</text:p>
          </table:table-cell>
          <table:table-cell office:value-type="float" office:value="0.0609870353779151">
            <text:p>0.060987035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00">
            <text:p>1700</text:p>
          </table:table-cell>
          <table:table-cell office:value-type="string">
            <text:p>Goodwood</text:p>
          </table:table-cell>
          <table:table-cell office:value-type="string">
            <text:p>Kokoluna</text:p>
          </table:table-cell>
          <table:table-cell office:value-type="float" office:value="5.5">
            <text:p>5.5</text:p>
          </table:table-cell>
          <table:table-cell office:value-type="float" office:value="0.190988595794766">
            <text:p>0.190988595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05">
            <text:p>1705</text:p>
          </table:table-cell>
          <table:table-cell office:value-type="string">
            <text:p>Warwick</text:p>
          </table:table-cell>
          <table:table-cell office:value-type="string">
            <text:p>Ultimate Survivor</text:p>
          </table:table-cell>
          <table:table-cell office:value-type="float" office:value="5.5">
            <text:p>5.5</text:p>
          </table:table-cell>
          <table:table-cell office:value-type="float" office:value="0.201048454460261">
            <text:p>0.20104845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Norn Iron</text:p>
          </table:table-cell>
          <table:table-cell office:value-type="float" office:value="12">
            <text:p>12</text:p>
          </table:table-cell>
          <table:table-cell office:value-type="float" office:value="0.0935962932096506">
            <text:p>0.09359629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Wingmen</text:p>
          </table:table-cell>
          <table:table-cell office:value-type="float" office:value="13">
            <text:p>13</text:p>
          </table:table-cell>
          <table:table-cell office:value-type="float" office:value="0.0848675119453379">
            <text:p>0.08486751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Karamoja</text:p>
          </table:table-cell>
          <table:table-cell office:value-type="float" office:value="26">
            <text:p>26</text:p>
          </table:table-cell>
          <table:table-cell office:value-type="float" office:value="0.0402242303634819">
            <text:p>0.04022423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He's Gorgeous</text:p>
          </table:table-cell>
          <table:table-cell office:value-type="float" office:value="34">
            <text:p>34</text:p>
          </table:table-cell>
          <table:table-cell office:value-type="float" office:value="0.0347283688980381">
            <text:p>0.034728368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Fair Dinkum</text:p>
          </table:table-cell>
          <table:table-cell office:value-type="float" office:value="12">
            <text:p>12</text:p>
          </table:table-cell>
          <table:table-cell office:value-type="float" office:value="0.0870977355072335">
            <text:p>0.08709773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Machete</text:p>
          </table:table-cell>
          <table:table-cell office:value-type="float" office:value="6.5">
            <text:p>6.5</text:p>
          </table:table-cell>
          <table:table-cell office:value-type="float" office:value="0.160068105871747">
            <text:p>0.16006810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Ludo's Landing</text:p>
          </table:table-cell>
          <table:table-cell office:value-type="float" office:value="12">
            <text:p>12</text:p>
          </table:table-cell>
          <table:table-cell office:value-type="float" office:value="0.0880825886649417">
            <text:p>0.08808258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40">
            <text:p>1840</text:p>
          </table:table-cell>
          <table:table-cell office:value-type="string">
            <text:p>Punchestown</text:p>
          </table:table-cell>
          <table:table-cell office:value-type="string">
            <text:p>Wilful</text:p>
          </table:table-cell>
          <table:table-cell office:value-type="float" office:value="17">
            <text:p>17</text:p>
          </table:table-cell>
          <table:table-cell office:value-type="float" office:value="0.0624181946112271">
            <text:p>0.06241819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850">
            <text:p>1850</text:p>
          </table:table-cell>
          <table:table-cell office:value-type="string">
            <text:p>Warwick</text:p>
          </table:table-cell>
          <table:table-cell office:value-type="string">
            <text:p>Police Academy</text:p>
          </table:table-cell>
          <table:table-cell office:value-type="float" office:value="2.88">
            <text:p>2.88</text:p>
          </table:table-cell>
          <table:table-cell office:value-type="float" office:value="0.353358376910056">
            <text:p>0.35335837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02">
            <text:p>1902</text:p>
          </table:table-cell>
          <table:table-cell office:value-type="string">
            <text:p>Newcastle</text:p>
          </table:table-cell>
          <table:table-cell office:value-type="string">
            <text:p>Loquella</text:p>
          </table:table-cell>
          <table:table-cell office:value-type="float" office:value="15">
            <text:p>15</text:p>
          </table:table-cell>
          <table:table-cell office:value-type="float" office:value="0.072346310997209">
            <text:p>0.0723463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himsy</text:p>
          </table:table-cell>
          <table:table-cell office:value-type="float" office:value="15">
            <text:p>15</text:p>
          </table:table-cell>
          <table:table-cell office:value-type="float" office:value="0.0700889282663797">
            <text:p>0.07008892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ithabitofluk</text:p>
          </table:table-cell>
          <table:table-cell office:value-type="float" office:value="23">
            <text:p>23</text:p>
          </table:table-cell>
          <table:table-cell office:value-type="float" office:value="0.0590381889675993">
            <text:p>0.05903818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Day Trader</text:p>
          </table:table-cell>
          <table:table-cell office:value-type="float" office:value="26">
            <text:p>26</text:p>
          </table:table-cell>
          <table:table-cell office:value-type="float" office:value="0.0437749200810652">
            <text:p>0.043774920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933">
            <text:p>1933</text:p>
          </table:table-cell>
          <table:table-cell office:value-type="string">
            <text:p>Newcastle</text:p>
          </table:table-cell>
          <table:table-cell office:value-type="string">
            <text:p>William Dewhirst</text:p>
          </table:table-cell>
          <table:table-cell office:value-type="float" office:value="15">
            <text:p>15</text:p>
          </table:table-cell>
          <table:table-cell office:value-type="float" office:value="0.0888520792777262">
            <text:p>0.0888520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2010">
            <text:p>2010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5.5">
            <text:p>5.5</text:p>
          </table:table-cell>
          <table:table-cell office:value-type="float" office:value="0.187450198277806">
            <text:p>0.1874501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Hearts And Spades</text:p>
          </table:table-cell>
          <table:table-cell office:value-type="float" office:value="2">
            <text:p>2</text:p>
          </table:table-cell>
          <table:table-cell office:value-type="float" office:value="0.512524447000054">
            <text:p>0.5125244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850">
            <text:p>1850</text:p>
          </table:table-cell>
          <table:table-cell office:value-type="string">
            <text:p>Warwick</text:p>
          </table:table-cell>
          <table:table-cell office:value-type="string">
            <text:p>Police Academy</text:p>
          </table:table-cell>
          <table:table-cell office:value-type="float" office:value="2.88">
            <text:p>2.88</text:p>
          </table:table-cell>
          <table:table-cell office:value-type="float" office:value="0.353358376910056">
            <text:p>0.35335837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Hearts And Spades</text:p>
          </table:table-cell>
          <table:table-cell office:value-type="float" office:value="2">
            <text:p>2</text:p>
          </table:table-cell>
          <table:table-cell office:value-type="float" office:value="0.512524447000054">
            <text:p>0.5125244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850">
            <text:p>1850</text:p>
          </table:table-cell>
          <table:table-cell office:value-type="string">
            <text:p>Warwick</text:p>
          </table:table-cell>
          <table:table-cell office:value-type="string">
            <text:p>Police Academy</text:p>
          </table:table-cell>
          <table:table-cell office:value-type="float" office:value="2.88">
            <text:p>2.88</text:p>
          </table:table-cell>
          <table:table-cell office:value-type="float" office:value="0.353358376910056">
            <text:p>0.35335837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PFP 1 and Speed (Value)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13">
            <text:p>1413</text:p>
          </table:table-cell>
          <table:table-cell office:value-type="string">
            <text:p>Redcar</text:p>
          </table:table-cell>
          <table:table-cell office:value-type="string">
            <text:p>Fareenar</text:p>
          </table:table-cell>
          <table:table-cell office:value-type="float" office:value="6.5">
            <text:p>6.5</text:p>
          </table:table-cell>
          <table:table-cell office:value-type="float" office:value="0.157545611475083">
            <text:p>0.15754561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Fashion People</text:p>
          </table:table-cell>
          <table:table-cell office:value-type="float" office:value="1.5">
            <text:p>1.5</text:p>
          </table:table-cell>
          <table:table-cell office:value-type="float" office:value="0.67118347028818">
            <text:p>0.67118347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Too Too Divine</text:p>
          </table:table-cell>
          <table:table-cell office:value-type="float" office:value="26">
            <text:p>26</text:p>
          </table:table-cell>
          <table:table-cell office:value-type="float" office:value="0.0392557193918553">
            <text:p>0.039255719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8">
            <text:p>1448</text:p>
          </table:table-cell>
          <table:table-cell office:value-type="string">
            <text:p>Redcar</text:p>
          </table:table-cell>
          <table:table-cell office:value-type="string">
            <text:p>Lucky Hero</text:p>
          </table:table-cell>
          <table:table-cell office:value-type="float" office:value="5.5">
            <text:p>5.5</text:p>
          </table:table-cell>
          <table:table-cell office:value-type="float" office:value="0.195191818958993">
            <text:p>0.1951918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Adrienne</text:p>
          </table:table-cell>
          <table:table-cell office:value-type="float" office:value="7">
            <text:p>7</text:p>
          </table:table-cell>
          <table:table-cell office:value-type="float" office:value="0.14920636215462">
            <text:p>0.14920636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Catchabird</text:p>
          </table:table-cell>
          <table:table-cell office:value-type="float" office:value="26">
            <text:p>26</text:p>
          </table:table-cell>
          <table:table-cell office:value-type="float" office:value="0.0521765948857112">
            <text:p>0.052176594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30">
            <text:p>1530</text:p>
          </table:table-cell>
          <table:table-cell office:value-type="string">
            <text:p>Lingfield</text:p>
          </table:table-cell>
          <table:table-cell office:value-type="string">
            <text:p>Mintana</text:p>
          </table:table-cell>
          <table:table-cell office:value-type="float" office:value="11">
            <text:p>11</text:p>
          </table:table-cell>
          <table:table-cell office:value-type="float" office:value="0.0927822704039734">
            <text:p>0.092782270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Desdemona</text:p>
          </table:table-cell>
          <table:table-cell office:value-type="float" office:value="5">
            <text:p>5</text:p>
          </table:table-cell>
          <table:table-cell office:value-type="float" office:value="0.205320281134868">
            <text:p>0.20532028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Wedgewood</text:p>
          </table:table-cell>
          <table:table-cell office:value-type="float" office:value="5">
            <text:p>5</text:p>
          </table:table-cell>
          <table:table-cell office:value-type="float" office:value="0.20280224282256">
            <text:p>0.20280224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The Big Clubman</text:p>
          </table:table-cell>
          <table:table-cell office:value-type="float" office:value="12">
            <text:p>12</text:p>
          </table:table-cell>
          <table:table-cell office:value-type="float" office:value="0.0944961017786759">
            <text:p>0.09449610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Ballykinlar</text:p>
          </table:table-cell>
          <table:table-cell office:value-type="float" office:value="23">
            <text:p>23</text:p>
          </table:table-cell>
          <table:table-cell office:value-type="float" office:value="0.0509475989163823">
            <text:p>0.050947598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Ballybow</text:p>
          </table:table-cell>
          <table:table-cell office:value-type="float" office:value="41">
            <text:p>41</text:p>
          </table:table-cell>
          <table:table-cell office:value-type="float" office:value="0.024477137522074">
            <text:p>0.024477137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Beach Point</text:p>
          </table:table-cell>
          <table:table-cell office:value-type="float" office:value="5">
            <text:p>5</text:p>
          </table:table-cell>
          <table:table-cell office:value-type="float" office:value="0.218230862123754">
            <text:p>0.21823086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30">
            <text:p>1630</text:p>
          </table:table-cell>
          <table:table-cell office:value-type="string">
            <text:p>Redcar</text:p>
          </table:table-cell>
          <table:table-cell office:value-type="string">
            <text:p>Thunder Wonder</text:p>
          </table:table-cell>
          <table:table-cell office:value-type="float" office:value="8">
            <text:p>8</text:p>
          </table:table-cell>
          <table:table-cell office:value-type="float" office:value="0.132879910670836">
            <text:p>0.1328799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The King Of Prs</text:p>
          </table:table-cell>
          <table:table-cell office:value-type="float" office:value="34">
            <text:p>34</text:p>
          </table:table-cell>
          <table:table-cell office:value-type="float" office:value="0.030388753820504">
            <text:p>0.030388753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Wetsand</text:p>
          </table:table-cell>
          <table:table-cell office:value-type="float" office:value="15">
            <text:p>15</text:p>
          </table:table-cell>
          <table:table-cell office:value-type="float" office:value="0.0708146344871552">
            <text:p>0.07081463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02">
            <text:p>1702</text:p>
          </table:table-cell>
          <table:table-cell office:value-type="string">
            <text:p>Redcar</text:p>
          </table:table-cell>
          <table:table-cell office:value-type="string">
            <text:p>Yorkies Dream</text:p>
          </table:table-cell>
          <table:table-cell office:value-type="float" office:value="17">
            <text:p>17</text:p>
          </table:table-cell>
          <table:table-cell office:value-type="float" office:value="0.0708469890143398">
            <text:p>0.07084698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Jacob's Ladder</text:p>
          </table:table-cell>
          <table:table-cell office:value-type="float" office:value="23">
            <text:p>23</text:p>
          </table:table-cell>
          <table:table-cell office:value-type="float" office:value="0.0485211761895466">
            <text:p>0.048521176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Del Corso</text:p>
          </table:table-cell>
          <table:table-cell office:value-type="float" office:value="2.88">
            <text:p>2.88</text:p>
          </table:table-cell>
          <table:table-cell office:value-type="float" office:value="0.355190934865696">
            <text:p>0.355190934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Daisy Roots</text:p>
          </table:table-cell>
          <table:table-cell office:value-type="float" office:value="8">
            <text:p>8</text:p>
          </table:table-cell>
          <table:table-cell office:value-type="float" office:value="0.13100421899708">
            <text:p>0.13100421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old Suitor</text:p>
          </table:table-cell>
          <table:table-cell office:value-type="float" office:value="11">
            <text:p>11</text:p>
          </table:table-cell>
          <table:table-cell office:value-type="float" office:value="0.092442999641613">
            <text:p>0.09244299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lue Collar Lad</text:p>
          </table:table-cell>
          <table:table-cell office:value-type="float" office:value="12">
            <text:p>12</text:p>
          </table:table-cell>
          <table:table-cell office:value-type="float" office:value="0.0895282366308742">
            <text:p>0.089528236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Franciscan Rock</text:p>
          </table:table-cell>
          <table:table-cell office:value-type="float" office:value="41">
            <text:p>41</text:p>
          </table:table-cell>
          <table:table-cell office:value-type="float" office:value="0.0406920103560389">
            <text:p>0.0406920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10">
            <text:p>1810</text:p>
          </table:table-cell>
          <table:table-cell office:value-type="string">
            <text:p>Lingfield</text:p>
          </table:table-cell>
          <table:table-cell office:value-type="string">
            <text:p>Skimming Along</text:p>
          </table:table-cell>
          <table:table-cell office:value-type="float" office:value="7.5">
            <text:p>7.5</text:p>
          </table:table-cell>
          <table:table-cell office:value-type="float" office:value="0.13578673445905">
            <text:p>0.135786734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15">
            <text:p>1815</text:p>
          </table:table-cell>
          <table:table-cell office:value-type="string">
            <text:p>Kempton</text:p>
          </table:table-cell>
          <table:table-cell office:value-type="string">
            <text:p>Golden Conqueror</text:p>
          </table:table-cell>
          <table:table-cell office:value-type="float" office:value="7">
            <text:p>7</text:p>
          </table:table-cell>
          <table:table-cell office:value-type="float" office:value="0.146784633238755">
            <text:p>0.14678463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15">
            <text:p>1815</text:p>
          </table:table-cell>
          <table:table-cell office:value-type="string">
            <text:p>Kempton</text:p>
          </table:table-cell>
          <table:table-cell office:value-type="string">
            <text:p>Mr Jeffrey</text:p>
          </table:table-cell>
          <table:table-cell office:value-type="float" office:value="126">
            <text:p>126</text:p>
          </table:table-cell>
          <table:table-cell office:value-type="float" office:value="0.0104184364758036">
            <text:p>0.010418436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825">
            <text:p>1825</text:p>
          </table:table-cell>
          <table:table-cell office:value-type="string">
            <text:p>Southwell</text:p>
          </table:table-cell>
          <table:table-cell office:value-type="string">
            <text:p>Too Farhh Gone</text:p>
          </table:table-cell>
          <table:table-cell office:value-type="float" office:value="8">
            <text:p>8</text:p>
          </table:table-cell>
          <table:table-cell office:value-type="float" office:value="0.132858211860981">
            <text:p>0.13285821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45">
            <text:p>1845</text:p>
          </table:table-cell>
          <table:table-cell office:value-type="string">
            <text:p>Kempton</text:p>
          </table:table-cell>
          <table:table-cell office:value-type="string">
            <text:p>Royal Fanfare</text:p>
          </table:table-cell>
          <table:table-cell office:value-type="float" office:value="2.88">
            <text:p>2.88</text:p>
          </table:table-cell>
          <table:table-cell office:value-type="float" office:value="0.3476028204036">
            <text:p>0.34760282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mmander Of Life</text:p>
          </table:table-cell>
          <table:table-cell office:value-type="float" office:value="6.5">
            <text:p>6.5</text:p>
          </table:table-cell>
          <table:table-cell office:value-type="float" office:value="0.163177187850333">
            <text:p>0.16317718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15">
            <text:p>1915</text:p>
          </table:table-cell>
          <table:table-cell office:value-type="string">
            <text:p>Kempton</text:p>
          </table:table-cell>
          <table:table-cell office:value-type="string">
            <text:p>Billy Mill</text:p>
          </table:table-cell>
          <table:table-cell office:value-type="float" office:value="10">
            <text:p>10</text:p>
          </table:table-cell>
          <table:table-cell office:value-type="float" office:value="0.10126750413721">
            <text:p>0.10126750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45">
            <text:p>1945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6">
            <text:p>6</text:p>
          </table:table-cell>
          <table:table-cell office:value-type="float" office:value="0.175966099091165">
            <text:p>0.175966099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Initial Blue</text:p>
          </table:table-cell>
          <table:table-cell office:value-type="float" office:value="4.33">
            <text:p>4.33</text:p>
          </table:table-cell>
          <table:table-cell office:value-type="float" office:value="0.238339238160876">
            <text:p>0.23833923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2015">
            <text:p>2015</text:p>
          </table:table-cell>
          <table:table-cell office:value-type="string">
            <text:p>Kempton</text:p>
          </table:table-cell>
          <table:table-cell office:value-type="string">
            <text:p>Wedonttellthetruth</text:p>
          </table:table-cell>
          <table:table-cell office:value-type="float" office:value="12">
            <text:p>12</text:p>
          </table:table-cell>
          <table:table-cell office:value-type="float" office:value="0.0846726148500425">
            <text:p>0.08467261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Fashion People</text:p>
          </table:table-cell>
          <table:table-cell office:value-type="float" office:value="1.5">
            <text:p>1.5</text:p>
          </table:table-cell>
          <table:table-cell office:value-type="float" office:value="0.67118347028818">
            <text:p>0.67118347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Del Corso</text:p>
          </table:table-cell>
          <table:table-cell office:value-type="float" office:value="2.88">
            <text:p>2.88</text:p>
          </table:table-cell>
          <table:table-cell office:value-type="float" office:value="0.355190934865696">
            <text:p>0.355190934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45">
            <text:p>1845</text:p>
          </table:table-cell>
          <table:table-cell office:value-type="string">
            <text:p>Kempton</text:p>
          </table:table-cell>
          <table:table-cell office:value-type="string">
            <text:p>Royal Fanfare</text:p>
          </table:table-cell>
          <table:table-cell office:value-type="float" office:value="2.88">
            <text:p>2.88</text:p>
          </table:table-cell>
          <table:table-cell office:value-type="float" office:value="0.3476028204036">
            <text:p>0.34760282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Fashion People</text:p>
          </table:table-cell>
          <table:table-cell office:value-type="float" office:value="1.5">
            <text:p>1.5</text:p>
          </table:table-cell>
          <table:table-cell office:value-type="float" office:value="0.67118347028818">
            <text:p>0.67118347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Beach Point</text:p>
          </table:table-cell>
          <table:table-cell office:value-type="float" office:value="5">
            <text:p>5</text:p>
          </table:table-cell>
          <table:table-cell office:value-type="float" office:value="0.218230862123754">
            <text:p>0.21823086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35">
            <text:p>1335</text:p>
          </table:table-cell>
          <table:table-cell office:value-type="string">
            <text:p>Musselburgh</text:p>
          </table:table-cell>
          <table:table-cell office:value-type="string">
            <text:p>State Of Gold</text:p>
          </table:table-cell>
          <table:table-cell office:value-type="float" office:value="8">
            <text:p>8</text:p>
          </table:table-cell>
          <table:table-cell office:value-type="float" office:value="0.133570841066997">
            <text:p>0.133570841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35">
            <text:p>1335</text:p>
          </table:table-cell>
          <table:table-cell office:value-type="string">
            <text:p>Musselburgh</text:p>
          </table:table-cell>
          <table:table-cell office:value-type="string">
            <text:p>Stay On Tab</text:p>
          </table:table-cell>
          <table:table-cell office:value-type="float" office:value="29">
            <text:p>29</text:p>
          </table:table-cell>
          <table:table-cell office:value-type="float" office:value="0.041302970768295">
            <text:p>0.04130297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Or Another</text:p>
          </table:table-cell>
          <table:table-cell office:value-type="float" office:value="1.73">
            <text:p>1.73</text:p>
          </table:table-cell>
          <table:table-cell office:value-type="float" office:value="0.58952639301162">
            <text:p>0.58952639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Black Cuillin</text:p>
          </table:table-cell>
          <table:table-cell office:value-type="float" office:value="34">
            <text:p>34</text:p>
          </table:table-cell>
          <table:table-cell office:value-type="float" office:value="0.0320088346866995">
            <text:p>0.03200883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Asia Force</text:p>
          </table:table-cell>
          <table:table-cell office:value-type="float" office:value="7">
            <text:p>7</text:p>
          </table:table-cell>
          <table:table-cell office:value-type="float" office:value="0.143640653021688">
            <text:p>0.14364065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Dollar's Dream</text:p>
          </table:table-cell>
          <table:table-cell office:value-type="float" office:value="13">
            <text:p>13</text:p>
          </table:table-cell>
          <table:table-cell office:value-type="float" office:value="0.0789209485392552">
            <text:p>0.078920948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40">
            <text:p>1440</text:p>
          </table:table-cell>
          <table:table-cell office:value-type="string">
            <text:p>Musselburgh</text:p>
          </table:table-cell>
          <table:table-cell office:value-type="string">
            <text:p>Glasses Up</text:p>
          </table:table-cell>
          <table:table-cell office:value-type="float" office:value="15">
            <text:p>15</text:p>
          </table:table-cell>
          <table:table-cell office:value-type="float" office:value="0.0823841279038414">
            <text:p>0.08238412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523">
            <text:p>1523</text:p>
          </table:table-cell>
          <table:table-cell office:value-type="string">
            <text:p>Pontefract</text:p>
          </table:table-cell>
          <table:table-cell office:value-type="string">
            <text:p>Billyb</text:p>
          </table:table-cell>
          <table:table-cell office:value-type="float" office:value="7">
            <text:p>7</text:p>
          </table:table-cell>
          <table:table-cell office:value-type="float" office:value="0.153775057918589">
            <text:p>0.15377505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Minella Boss</text:p>
          </table:table-cell>
          <table:table-cell office:value-type="float" office:value="12">
            <text:p>12</text:p>
          </table:table-cell>
          <table:table-cell office:value-type="float" office:value="0.085688338743474">
            <text:p>0.08568833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550">
            <text:p>1550</text:p>
          </table:table-cell>
          <table:table-cell office:value-type="string">
            <text:p>Musselburgh</text:p>
          </table:table-cell>
          <table:table-cell office:value-type="string">
            <text:p>Carolus Magnus</text:p>
          </table:table-cell>
          <table:table-cell office:value-type="float" office:value="17">
            <text:p>17</text:p>
          </table:table-cell>
          <table:table-cell office:value-type="float" office:value="0.0594207830818189">
            <text:p>0.05942078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558">
            <text:p>1558</text:p>
          </table:table-cell>
          <table:table-cell office:value-type="string">
            <text:p>Pontefract</text:p>
          </table:table-cell>
          <table:table-cell office:value-type="string">
            <text:p>Veblen Good</text:p>
          </table:table-cell>
          <table:table-cell office:value-type="float" office:value="6.5">
            <text:p>6.5</text:p>
          </table:table-cell>
          <table:table-cell office:value-type="float" office:value="0.15903755161245">
            <text:p>0.1590375516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10">
            <text:p>1610</text:p>
          </table:table-cell>
          <table:table-cell office:value-type="string">
            <text:p>Bath</text:p>
          </table:table-cell>
          <table:table-cell office:value-type="string">
            <text:p>Savannah Smiles</text:p>
          </table:table-cell>
          <table:table-cell office:value-type="float" office:value="17">
            <text:p>17</text:p>
          </table:table-cell>
          <table:table-cell office:value-type="float" office:value="0.0694966278544817">
            <text:p>0.06949662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633">
            <text:p>1633</text:p>
          </table:table-cell>
          <table:table-cell office:value-type="string">
            <text:p>Pontefract</text:p>
          </table:table-cell>
          <table:table-cell office:value-type="string">
            <text:p>Bearwith</text:p>
          </table:table-cell>
          <table:table-cell office:value-type="float" office:value="2.88">
            <text:p>2.88</text:p>
          </table:table-cell>
          <table:table-cell office:value-type="float" office:value="0.352640117192789">
            <text:p>0.3526401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8">
            <text:p>8</text:p>
          </table:table-cell>
          <table:table-cell office:value-type="float" office:value="0.146108897566352">
            <text:p>0.14610889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Rogue Bullet</text:p>
          </table:table-cell>
          <table:table-cell office:value-type="float" office:value="4.5">
            <text:p>4.5</text:p>
          </table:table-cell>
          <table:table-cell office:value-type="float" office:value="0.223633068086157">
            <text:p>0.22363306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Law Of Average</text:p>
          </table:table-cell>
          <table:table-cell office:value-type="float" office:value="12">
            <text:p>12</text:p>
          </table:table-cell>
          <table:table-cell office:value-type="float" office:value="0.0859282776145201">
            <text:p>0.08592827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Gold Star Gazing</text:p>
          </table:table-cell>
          <table:table-cell office:value-type="float" office:value="2.75">
            <text:p>2.75</text:p>
          </table:table-cell>
          <table:table-cell office:value-type="float" office:value="0.381828740254213">
            <text:p>0.381828740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50">
            <text:p>1750</text:p>
          </table:table-cell>
          <table:table-cell office:value-type="string">
            <text:p>Bath</text:p>
          </table:table-cell>
          <table:table-cell office:value-type="string">
            <text:p>Silkies Sib</text:p>
          </table:table-cell>
          <table:table-cell office:value-type="float" office:value="5.5">
            <text:p>5.5</text:p>
          </table:table-cell>
          <table:table-cell office:value-type="float" office:value="0.18422381919287">
            <text:p>0.1842238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930">
            <text:p>1930</text:p>
          </table:table-cell>
          <table:table-cell office:value-type="string">
            <text:p>Bath</text:p>
          </table:table-cell>
          <table:table-cell office:value-type="string">
            <text:p>Fact Or Fable</text:p>
          </table:table-cell>
          <table:table-cell office:value-type="float" office:value="17">
            <text:p>17</text:p>
          </table:table-cell>
          <table:table-cell office:value-type="float" office:value="0.0685681465962001">
            <text:p>0.0685681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Or Another</text:p>
          </table:table-cell>
          <table:table-cell office:value-type="float" office:value="1.73">
            <text:p>1.73</text:p>
          </table:table-cell>
          <table:table-cell office:value-type="float" office:value="0.58952639301162">
            <text:p>0.58952639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930">
            <text:p>1930</text:p>
          </table:table-cell>
          <table:table-cell office:value-type="string">
            <text:p>Bath</text:p>
          </table:table-cell>
          <table:table-cell office:value-type="string">
            <text:p>Fact Or Fable</text:p>
          </table:table-cell>
          <table:table-cell office:value-type="float" office:value="17">
            <text:p>17</text:p>
          </table:table-cell>
          <table:table-cell office:value-type="float" office:value="0.0685681465962001">
            <text:p>0.0685681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12">
            <text:p>1412</text:p>
          </table:table-cell>
          <table:table-cell office:value-type="string">
            <text:p>Yarmouth</text:p>
          </table:table-cell>
          <table:table-cell office:value-type="string">
            <text:p>Way To Dubai</text:p>
          </table:table-cell>
          <table:table-cell office:value-type="float" office:value="17">
            <text:p>17</text:p>
          </table:table-cell>
          <table:table-cell office:value-type="float" office:value="0.0645819504652766">
            <text:p>0.06458195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40">
            <text:p>1440</text:p>
          </table:table-cell>
          <table:table-cell office:value-type="string">
            <text:p>Epsom</text:p>
          </table:table-cell>
          <table:table-cell office:value-type="string">
            <text:p>Pearl River</text:p>
          </table:table-cell>
          <table:table-cell office:value-type="float" office:value="34">
            <text:p>34</text:p>
          </table:table-cell>
          <table:table-cell office:value-type="float" office:value="0.0502820931942687">
            <text:p>0.05028209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447">
            <text:p>1447</text:p>
          </table:table-cell>
          <table:table-cell office:value-type="string">
            <text:p>Yarmouth</text:p>
          </table:table-cell>
          <table:table-cell office:value-type="string">
            <text:p>Firewalker</text:p>
          </table:table-cell>
          <table:table-cell office:value-type="float" office:value="5">
            <text:p>5</text:p>
          </table:table-cell>
          <table:table-cell office:value-type="float" office:value="0.20430766430057">
            <text:p>0.2043076643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Marcus</text:p>
          </table:table-cell>
          <table:table-cell office:value-type="float" office:value="8">
            <text:p>8</text:p>
          </table:table-cell>
          <table:table-cell office:value-type="float" office:value="0.128625527161466">
            <text:p>0.1286255272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Laughing John</text:p>
          </table:table-cell>
          <table:table-cell office:value-type="float" office:value="7">
            <text:p>7</text:p>
          </table:table-cell>
          <table:table-cell office:value-type="float" office:value="0.18276552786478">
            <text:p>0.18276552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Dolo's Star</text:p>
          </table:table-cell>
          <table:table-cell office:value-type="float" office:value="41">
            <text:p>41</text:p>
          </table:table-cell>
          <table:table-cell office:value-type="float" office:value="0.0287737880570762">
            <text:p>0.028773788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I'm Slippy</text:p>
          </table:table-cell>
          <table:table-cell office:value-type="float" office:value="12">
            <text:p>12</text:p>
          </table:table-cell>
          <table:table-cell office:value-type="float" office:value="0.083742869530658">
            <text:p>0.08374286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Full Of Life</text:p>
          </table:table-cell>
          <table:table-cell office:value-type="float" office:value="21">
            <text:p>21</text:p>
          </table:table-cell>
          <table:table-cell office:value-type="float" office:value="0.0555070053880919">
            <text:p>0.0555070054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50">
            <text:p>1550</text:p>
          </table:table-cell>
          <table:table-cell office:value-type="string">
            <text:p>Epsom</text:p>
          </table:table-cell>
          <table:table-cell office:value-type="string">
            <text:p>Asgard's Captain</text:p>
          </table:table-cell>
          <table:table-cell office:value-type="float" office:value="5">
            <text:p>5</text:p>
          </table:table-cell>
          <table:table-cell office:value-type="float" office:value="0.220815629172676">
            <text:p>0.22081562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57">
            <text:p>1557</text:p>
          </table:table-cell>
          <table:table-cell office:value-type="string">
            <text:p>Yarmouth</text:p>
          </table:table-cell>
          <table:table-cell office:value-type="string">
            <text:p>Atlantic Sunset</text:p>
          </table:table-cell>
          <table:table-cell office:value-type="float" office:value="13">
            <text:p>13</text:p>
          </table:table-cell>
          <table:table-cell office:value-type="float" office:value="0.0848265748619789">
            <text:p>0.084826574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Blake</text:p>
          </table:table-cell>
          <table:table-cell office:value-type="float" office:value="12">
            <text:p>12</text:p>
          </table:table-cell>
          <table:table-cell office:value-type="float" office:value="0.0888543472081676">
            <text:p>0.08885434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23">
            <text:p>1623</text:p>
          </table:table-cell>
          <table:table-cell office:value-type="string">
            <text:p>Epsom</text:p>
          </table:table-cell>
          <table:table-cell office:value-type="string">
            <text:p>Mayaada</text:p>
          </table:table-cell>
          <table:table-cell office:value-type="float" office:value="12">
            <text:p>12</text:p>
          </table:table-cell>
          <table:table-cell office:value-type="float" office:value="0.0977019853132745">
            <text:p>0.097701985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23">
            <text:p>1623</text:p>
          </table:table-cell>
          <table:table-cell office:value-type="string">
            <text:p>Epsom</text:p>
          </table:table-cell>
          <table:table-cell office:value-type="string">
            <text:p>Assaranca</text:p>
          </table:table-cell>
          <table:table-cell office:value-type="float" office:value="15">
            <text:p>15</text:p>
          </table:table-cell>
          <table:table-cell office:value-type="float" office:value="0.0727023107926636">
            <text:p>0.07270231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Mick's Spirit</text:p>
          </table:table-cell>
          <table:table-cell office:value-type="float" office:value="5.5">
            <text:p>5.5</text:p>
          </table:table-cell>
          <table:table-cell office:value-type="float" office:value="0.201424139001587">
            <text:p>0.201424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Spendmore Lane</text:p>
          </table:table-cell>
          <table:table-cell office:value-type="float" office:value="8">
            <text:p>8</text:p>
          </table:table-cell>
          <table:table-cell office:value-type="float" office:value="0.128627905820255">
            <text:p>0.12862790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03">
            <text:p>1703</text:p>
          </table:table-cell>
          <table:table-cell office:value-type="string">
            <text:p>Yarmouth</text:p>
          </table:table-cell>
          <table:table-cell office:value-type="string">
            <text:p>Griselda</text:p>
          </table:table-cell>
          <table:table-cell office:value-type="float" office:value="5">
            <text:p>5</text:p>
          </table:table-cell>
          <table:table-cell office:value-type="float" office:value="0.201566720565198">
            <text:p>0.20156672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18">
            <text:p>1718</text:p>
          </table:table-cell>
          <table:table-cell office:value-type="string">
            <text:p>Lingfield</text:p>
          </table:table-cell>
          <table:table-cell office:value-type="string">
            <text:p>Lissahane Lass</text:p>
          </table:table-cell>
          <table:table-cell office:value-type="float" office:value="126">
            <text:p>126</text:p>
          </table:table-cell>
          <table:table-cell office:value-type="float" office:value="0.00873077090780821">
            <text:p>0.008730770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35">
            <text:p>1735</text:p>
          </table:table-cell>
          <table:table-cell office:value-type="string">
            <text:p>Yarmouth</text:p>
          </table:table-cell>
          <table:table-cell office:value-type="string">
            <text:p>Takincareofbizness</text:p>
          </table:table-cell>
          <table:table-cell office:value-type="float" office:value="3.75">
            <text:p>3.75</text:p>
          </table:table-cell>
          <table:table-cell office:value-type="float" office:value="0.273817919762174">
            <text:p>0.27381791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42">
            <text:p>1742</text:p>
          </table:table-cell>
          <table:table-cell office:value-type="string">
            <text:p>Southwell</text:p>
          </table:table-cell>
          <table:table-cell office:value-type="string">
            <text:p>Dapper Gee Gee</text:p>
          </table:table-cell>
          <table:table-cell office:value-type="float" office:value="5.5">
            <text:p>5.5</text:p>
          </table:table-cell>
          <table:table-cell office:value-type="float" office:value="0.192490777335533">
            <text:p>0.19249077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Il Etait Temps</text:p>
          </table:table-cell>
          <table:table-cell office:value-type="float" office:value="2.5">
            <text:p>2.5</text:p>
          </table:table-cell>
          <table:table-cell office:value-type="float" office:value="0.404708976047615">
            <text:p>0.404708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Blood Destiny</text:p>
          </table:table-cell>
          <table:table-cell office:value-type="float" office:value="51">
            <text:p>51</text:p>
          </table:table-cell>
          <table:table-cell office:value-type="float" office:value="0.0334211437831273">
            <text:p>0.03342114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Knights Charge</text:p>
          </table:table-cell>
          <table:table-cell office:value-type="float" office:value="1.73">
            <text:p>1.73</text:p>
          </table:table-cell>
          <table:table-cell office:value-type="float" office:value="0.600023607191857">
            <text:p>0.60002360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Liveinthelight</text:p>
          </table:table-cell>
          <table:table-cell office:value-type="float" office:value="17">
            <text:p>17</text:p>
          </table:table-cell>
          <table:table-cell office:value-type="float" office:value="0.0600178630443963">
            <text:p>0.0600178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Katalyst</text:p>
          </table:table-cell>
          <table:table-cell office:value-type="float" office:value="8">
            <text:p>8</text:p>
          </table:table-cell>
          <table:table-cell office:value-type="float" office:value="0.130242771409566">
            <text:p>0.130242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Betty Lemon</text:p>
          </table:table-cell>
          <table:table-cell office:value-type="float" office:value="29">
            <text:p>29</text:p>
          </table:table-cell>
          <table:table-cell office:value-type="float" office:value="0.0454390927322947">
            <text:p>0.04543909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Laughing John</text:p>
          </table:table-cell>
          <table:table-cell office:value-type="float" office:value="7">
            <text:p>7</text:p>
          </table:table-cell>
          <table:table-cell office:value-type="float" office:value="0.18276552786478">
            <text:p>0.18276552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Il Etait Temps</text:p>
          </table:table-cell>
          <table:table-cell office:value-type="float" office:value="2.5">
            <text:p>2.5</text:p>
          </table:table-cell>
          <table:table-cell office:value-type="float" office:value="0.404708976047615">
            <text:p>0.404708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Knights Charge</text:p>
          </table:table-cell>
          <table:table-cell office:value-type="float" office:value="1.73">
            <text:p>1.73</text:p>
          </table:table-cell>
          <table:table-cell office:value-type="float" office:value="0.600023607191857">
            <text:p>0.60002360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Il Etait Temps</text:p>
          </table:table-cell>
          <table:table-cell office:value-type="float" office:value="2.5">
            <text:p>2.5</text:p>
          </table:table-cell>
          <table:table-cell office:value-type="float" office:value="0.404708976047615">
            <text:p>0.404708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Knights Charge</text:p>
          </table:table-cell>
          <table:table-cell office:value-type="float" office:value="1.73">
            <text:p>1.73</text:p>
          </table:table-cell>
          <table:table-cell office:value-type="float" office:value="0.600023607191857">
            <text:p>0.60002360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PFP 1 and Speed (Value)</text:p>
          </table:table-cell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03">
            <text:p>1703</text:p>
          </table:table-cell>
          <table:table-cell office:value-type="string">
            <text:p>Yarmouth</text:p>
          </table:table-cell>
          <table:table-cell office:value-type="string">
            <text:p>Griselda</text:p>
          </table:table-cell>
          <table:table-cell office:value-type="float" office:value="5">
            <text:p>5</text:p>
          </table:table-cell>
          <table:table-cell office:value-type="float" office:value="0.201566720565198">
            <text:p>0.20156672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00">
            <text:p>1500</text:p>
          </table:table-cell>
          <table:table-cell office:value-type="string">
            <text:p>Bath</text:p>
          </table:table-cell>
          <table:table-cell office:value-type="string">
            <text:p>Global Success</text:p>
          </table:table-cell>
          <table:table-cell office:value-type="float" office:value="6.5">
            <text:p>6.5</text:p>
          </table:table-cell>
          <table:table-cell office:value-type="float" office:value="0.154216829814977">
            <text:p>0.15421682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Billingsgate Gold</text:p>
          </table:table-cell>
          <table:table-cell office:value-type="float" office:value="251">
            <text:p>251</text:p>
          </table:table-cell>
          <table:table-cell office:value-type="float" office:value="0.0065543216799762">
            <text:p>0.00655432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Bel Air Flyer</text:p>
          </table:table-cell>
          <table:table-cell office:value-type="float" office:value="251">
            <text:p>251</text:p>
          </table:table-cell>
          <table:table-cell office:value-type="float" office:value="0.00493370252114743">
            <text:p>0.00493370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West Hill Rosie</text:p>
          </table:table-cell>
          <table:table-cell office:value-type="float" office:value="301">
            <text:p>301</text:p>
          </table:table-cell>
          <table:table-cell office:value-type="float" office:value="0.00585590151035219">
            <text:p>0.0058559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Tiger Crusade</text:p>
          </table:table-cell>
          <table:table-cell office:value-type="float" office:value="7.5">
            <text:p>7.5</text:p>
          </table:table-cell>
          <table:table-cell office:value-type="float" office:value="0.136026865947038">
            <text:p>0.13602686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Silver Trumpet</text:p>
          </table:table-cell>
          <table:table-cell office:value-type="float" office:value="7.5">
            <text:p>7.5</text:p>
          </table:table-cell>
          <table:table-cell office:value-type="float" office:value="0.139196905621822">
            <text:p>0.139196905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00">
            <text:p>1600</text:p>
          </table:table-cell>
          <table:table-cell office:value-type="string">
            <text:p>Bath</text:p>
          </table:table-cell>
          <table:table-cell office:value-type="string">
            <text:p>So Smart</text:p>
          </table:table-cell>
          <table:table-cell office:value-type="float" office:value="12">
            <text:p>12</text:p>
          </table:table-cell>
          <table:table-cell office:value-type="float" office:value="0.0919574788134188">
            <text:p>0.09195747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15">
            <text:p>1615</text:p>
          </table:table-cell>
          <table:table-cell office:value-type="string">
            <text:p>Lingfield</text:p>
          </table:table-cell>
          <table:table-cell office:value-type="string">
            <text:p>Miss Moonshine</text:p>
          </table:table-cell>
          <table:table-cell office:value-type="float" office:value="23">
            <text:p>23</text:p>
          </table:table-cell>
          <table:table-cell office:value-type="float" office:value="0.0468749506519987">
            <text:p>0.046874950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630">
            <text:p>1630</text:p>
          </table:table-cell>
          <table:table-cell office:value-type="string">
            <text:p>Bath</text:p>
          </table:table-cell>
          <table:table-cell office:value-type="string">
            <text:p>Special Ghaiyyath</text:p>
          </table:table-cell>
          <table:table-cell office:value-type="float" office:value="5">
            <text:p>5</text:p>
          </table:table-cell>
          <table:table-cell office:value-type="float" office:value="0.2015588771885">
            <text:p>0.2015588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10">
            <text:p>1710</text:p>
          </table:table-cell>
          <table:table-cell office:value-type="string">
            <text:p>Naas</text:p>
          </table:table-cell>
          <table:table-cell office:value-type="string">
            <text:p>Roeillaun</text:p>
          </table:table-cell>
          <table:table-cell office:value-type="float" office:value="34">
            <text:p>34</text:p>
          </table:table-cell>
          <table:table-cell office:value-type="float" office:value="0.0355466370092728">
            <text:p>0.0355466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45">
            <text:p>1745</text:p>
          </table:table-cell>
          <table:table-cell office:value-type="string">
            <text:p>Naas</text:p>
          </table:table-cell>
          <table:table-cell office:value-type="string">
            <text:p>Amiata</text:p>
          </table:table-cell>
          <table:table-cell office:value-type="float" office:value="7.5">
            <text:p>7.5</text:p>
          </table:table-cell>
          <table:table-cell office:value-type="float" office:value="0.136702250575806">
            <text:p>0.136702250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815">
            <text:p>1815</text:p>
          </table:table-cell>
          <table:table-cell office:value-type="string">
            <text:p>Naas</text:p>
          </table:table-cell>
          <table:table-cell office:value-type="string">
            <text:p>Go Athletico</text:p>
          </table:table-cell>
          <table:table-cell office:value-type="float" office:value="26">
            <text:p>26</text:p>
          </table:table-cell>
          <table:table-cell office:value-type="float" office:value="0.0422472969049302">
            <text:p>0.042247296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915">
            <text:p>1915</text:p>
          </table:table-cell>
          <table:table-cell office:value-type="string">
            <text:p>Naas</text:p>
          </table:table-cell>
          <table:table-cell office:value-type="string">
            <text:p>Thunderbear</text:p>
          </table:table-cell>
          <table:table-cell office:value-type="float" office:value="41">
            <text:p>41</text:p>
          </table:table-cell>
          <table:table-cell office:value-type="float" office:value="0.0391872011899243">
            <text:p>0.03918720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Controlled</text:p>
          </table:table-cell>
          <table:table-cell office:value-type="float" office:value="8">
            <text:p>8</text:p>
          </table:table-cell>
          <table:table-cell office:value-type="float" office:value="0.129065236938932">
            <text:p>0.129065236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Alphecca</text:p>
          </table:table-cell>
          <table:table-cell office:value-type="float" office:value="13">
            <text:p>13</text:p>
          </table:table-cell>
          <table:table-cell office:value-type="float" office:value="0.0794244037305781">
            <text:p>0.079424403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treet Life</text:p>
          </table:table-cell>
          <table:table-cell office:value-type="float" office:value="11">
            <text:p>11</text:p>
          </table:table-cell>
          <table:table-cell office:value-type="float" office:value="0.0909962273276116">
            <text:p>0.090996227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CP AI and Pure Rank 1 and Value.</text:p>
          </table:table-cell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355">
            <text:p>1355</text:p>
          </table:table-cell>
          <table:table-cell office:value-type="string">
            <text:p>Wetherby</text:p>
          </table:table-cell>
          <table:table-cell office:value-type="string">
            <text:p>Harswell River</text:p>
          </table:table-cell>
          <table:table-cell office:value-type="float" office:value="7.5">
            <text:p>7.5</text:p>
          </table:table-cell>
          <table:table-cell office:value-type="float" office:value="0.150924981445653">
            <text:p>0.15092498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13">
            <text:p>1413</text:p>
          </table:table-cell>
          <table:table-cell office:value-type="string">
            <text:p>Nottingham</text:p>
          </table:table-cell>
          <table:table-cell office:value-type="string">
            <text:p>Ten Sixty Six</text:p>
          </table:table-cell>
          <table:table-cell office:value-type="float" office:value="21">
            <text:p>21</text:p>
          </table:table-cell>
          <table:table-cell office:value-type="float" office:value="0.0480070754987737">
            <text:p>0.04800707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430">
            <text:p>1430</text:p>
          </table:table-cell>
          <table:table-cell office:value-type="string">
            <text:p>Wetherby</text:p>
          </table:table-cell>
          <table:table-cell office:value-type="string">
            <text:p>Oathbound</text:p>
          </table:table-cell>
          <table:table-cell office:value-type="float" office:value="12">
            <text:p>12</text:p>
          </table:table-cell>
          <table:table-cell office:value-type="float" office:value="0.0842016797100026">
            <text:p>0.084201679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30">
            <text:p>1430</text:p>
          </table:table-cell>
          <table:table-cell office:value-type="string">
            <text:p>Wetherby</text:p>
          </table:table-cell>
          <table:table-cell office:value-type="string">
            <text:p>Helios Path</text:p>
          </table:table-cell>
          <table:table-cell office:value-type="float" office:value="251">
            <text:p>251</text:p>
          </table:table-cell>
          <table:table-cell office:value-type="float" office:value="0.00666911774448159">
            <text:p>0.00666911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00">
            <text:p>1500</text:p>
          </table:table-cell>
          <table:table-cell office:value-type="string">
            <text:p>Wetherby</text:p>
          </table:table-cell>
          <table:table-cell office:value-type="string">
            <text:p>Lady Buttercup</text:p>
          </table:table-cell>
          <table:table-cell office:value-type="float" office:value="126">
            <text:p>126</text:p>
          </table:table-cell>
          <table:table-cell office:value-type="float" office:value="0.0225587270554054">
            <text:p>0.02255872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35">
            <text:p>1535</text:p>
          </table:table-cell>
          <table:table-cell office:value-type="string">
            <text:p>Wetherby</text:p>
          </table:table-cell>
          <table:table-cell office:value-type="string">
            <text:p>Gold Queen Kindly</text:p>
          </table:table-cell>
          <table:table-cell office:value-type="float" office:value="8">
            <text:p>8</text:p>
          </table:table-cell>
          <table:table-cell office:value-type="float" office:value="0.125044241517769">
            <text:p>0.125044241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55">
            <text:p>1555</text:p>
          </table:table-cell>
          <table:table-cell office:value-type="string">
            <text:p>Nottingham</text:p>
          </table:table-cell>
          <table:table-cell office:value-type="string">
            <text:p>Stock Market</text:p>
          </table:table-cell>
          <table:table-cell office:value-type="float" office:value="8">
            <text:p>8</text:p>
          </table:table-cell>
          <table:table-cell office:value-type="float" office:value="0.127169936103427">
            <text:p>0.127169936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555">
            <text:p>1555</text:p>
          </table:table-cell>
          <table:table-cell office:value-type="string">
            <text:p>Nottingham</text:p>
          </table:table-cell>
          <table:table-cell office:value-type="string">
            <text:p>Tickettothestars</text:p>
          </table:table-cell>
          <table:table-cell office:value-type="float" office:value="12">
            <text:p>12</text:p>
          </table:table-cell>
          <table:table-cell office:value-type="float" office:value="0.0846023098501017">
            <text:p>0.08460230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05">
            <text:p>1605</text:p>
          </table:table-cell>
          <table:table-cell office:value-type="string">
            <text:p>Wetherby</text:p>
          </table:table-cell>
          <table:table-cell office:value-type="string">
            <text:p>Mereside Diva</text:p>
          </table:table-cell>
          <table:table-cell office:value-type="float" office:value="11">
            <text:p>11</text:p>
          </table:table-cell>
          <table:table-cell office:value-type="float" office:value="0.0943385516111602">
            <text:p>0.09433855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per Alpha</text:p>
          </table:table-cell>
          <table:table-cell office:value-type="float" office:value="7.5">
            <text:p>7.5</text:p>
          </table:table-cell>
          <table:table-cell office:value-type="float" office:value="0.137308047359894">
            <text:p>0.13730804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35">
            <text:p>1635</text:p>
          </table:table-cell>
          <table:table-cell office:value-type="string">
            <text:p>Wetherby</text:p>
          </table:table-cell>
          <table:table-cell office:value-type="string">
            <text:p>Lever Up</text:p>
          </table:table-cell>
          <table:table-cell office:value-type="float" office:value="11">
            <text:p>11</text:p>
          </table:table-cell>
          <table:table-cell office:value-type="float" office:value="0.0925261864566314">
            <text:p>0.092526186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55">
            <text:p>1655</text:p>
          </table:table-cell>
          <table:table-cell office:value-type="string">
            <text:p>Nottingham</text:p>
          </table:table-cell>
          <table:table-cell office:value-type="string">
            <text:p>Lava Stream</text:p>
          </table:table-cell>
          <table:table-cell office:value-type="float" office:value="12">
            <text:p>12</text:p>
          </table:table-cell>
          <table:table-cell office:value-type="float" office:value="0.0918103901335188">
            <text:p>0.09181039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05">
            <text:p>1705</text:p>
          </table:table-cell>
          <table:table-cell office:value-type="string">
            <text:p>Wetherby</text:p>
          </table:table-cell>
          <table:table-cell office:value-type="string">
            <text:p>Glory Hyde</text:p>
          </table:table-cell>
          <table:table-cell office:value-type="float" office:value="7.5">
            <text:p>7.5</text:p>
          </table:table-cell>
          <table:table-cell office:value-type="float" office:value="0.133455450162853">
            <text:p>0.133455450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25">
            <text:p>1725</text:p>
          </table:table-cell>
          <table:table-cell office:value-type="string">
            <text:p>Nottingham</text:p>
          </table:table-cell>
          <table:table-cell office:value-type="string">
            <text:p>Imperial Sovereign</text:p>
          </table:table-cell>
          <table:table-cell office:value-type="float" office:value="7.5">
            <text:p>7.5</text:p>
          </table:table-cell>
          <table:table-cell office:value-type="float" office:value="0.137762858487429">
            <text:p>0.137762858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Whimsy</text:p>
          </table:table-cell>
          <table:table-cell office:value-type="float" office:value="8">
            <text:p>8</text:p>
          </table:table-cell>
          <table:table-cell office:value-type="float" office:value="0.126668322471628">
            <text:p>0.126668322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l Original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Plunkett Street</text:p>
          </table:table-cell>
          <table:table-cell office:value-type="float" office:value="8">
            <text:p>8</text:p>
          </table:table-cell>
          <table:table-cell office:value-type="float" office:value="0.128385909787613">
            <text:p>0.128385909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Sunshine Star</text:p>
          </table:table-cell>
          <table:table-cell office:value-type="float" office:value="1.83">
            <text:p>1.83</text:p>
          </table:table-cell>
          <table:table-cell office:value-type="float" office:value="0.553273761886234">
            <text:p>0.55327376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Yazin</text:p>
          </table:table-cell>
          <table:table-cell office:value-type="float" office:value="1.83">
            <text:p>1.83</text:p>
          </table:table-cell>
          <table:table-cell office:value-type="float" office:value="0.590534644013415">
            <text:p>0.5905346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Rank1 Value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CP AI and Pure Rank 1 and Value.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CP PFP 1 and Speed (Value)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CP PFP 1 and Speed (Valu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2">02/05/2026</text:date>, <text:time>08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5-02T08:36:07.85</dc:date>
    <dc:creator>Kieran O'Hagan</dc:creator>
    <meta:editing-duration>PT6M18S</meta:editing-duration>
    <meta:editing-cycles>15</meta:editing-cycles>
    <meta:document-statistic meta:table-count="1" meta:cell-count="3179" meta:object-count="0"/>
  </office:meta>
</office:document-meta>
</file>